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padding="0.049cm" fo:border="0.06pt solid #d9d9e3"/>
    </style:style>
    <style:style style:name="P3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4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P5" style:family="paragraph" style:parent-style-name="Text_20_body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6b4da2"/>
    </style:style>
    <style:style style:name="T3" style:family="text">
      <style:text-properties officeooo:rsid="0075fb9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Pregunta 1:</text:span></text:span> ¿Cuál es el primer paso en la resolución de problemas de red en Linux?</text:p>
      <text:p text:style-name="P2"><text:span text:style-name="Strong_20_Emphasis"><text:span text:style-name="T1">Respuesta 1:</text:span></text:span> El primer paso en la resolución de problemas de red en Linux es verificar la conectividad física, como cables y conexiones de red.</text:p>
      <text:p text:style-name="P2"><text:span text:style-name="Strong_20_Emphasis"><text:span text:style-name="T1">Pregunta 2:</text:span></text:span> ¿Cómo se puede verificar si una interfaz de red está activa en Linux?</text:p>
      <text:p text:style-name="P2"><text:span text:style-name="Strong_20_Emphasis"><text:span text:style-name="T1">Respuesta 2:</text:span></text:span> Puedes verificar si una interfaz de red está activa utilizando el comando "ifconfig" o "ip link".</text:p>
      <text:p text:style-name="P2"><text:span text:style-name="Strong_20_Emphasis"><text:span text:style-name="T1">Pregunta 3:</text:span></text:span> ¿Cuál es la utilidad del comando "ping" en la resolución de problemas de red?</text:p>
      <text:p text:style-name="P2"><text:span text:style-name="Strong_20_Emphasis"><text:span text:style-name="T1">Respuesta 3:</text:span></text:span> El comando "ping" se utiliza para probar la conectividad de red al enviar paquetes ICMP a un host y recibir respuestas. Es útil para verificar si un host remoto es accesible.</text:p>
      <text:p text:style-name="P2"><text:span text:style-name="Strong_20_Emphasis"><text:span text:style-name="T1">Pregunta 4:</text:span></text:span> ¿Qué significa el mensaje de error "Destination Host Unreachable" al ejecutar "ping" y qué indica sobre el problema de red?</text:p>
      <text:p text:style-name="P2"><text:span text:style-name="Strong_20_Emphasis"><text:span text:style-name="T1">Respuesta 4:</text:span></text:span> El mensaje "Destination Host Unreachable" indica que el host de destino no es accesible a través de la red. Esto puede deberse a un problema de enrutamiento o a que el host de destino está apagado o no responde.</text:p>
      <text:p text:style-name="P2"><text:span text:style-name="Strong_20_Emphasis"><text:span text:style-name="T1">Pregunta 5:</text:span></text:span> ¿Cómo se puede verificar la configuración de DNS en Linux para resolver nombres de dominio?</text:p>
      <text:p text:style-name="P2"><text:span text:style-name="Strong_20_Emphasis"><text:span text:style-name="T1">Respuesta 5:</text:span></text:span> Puedes verificar la configuración de DNS en Linux revisando el archivo "/etc/resolv.conf" y asegurándote de que los servidores DNS sean correctos.</text:p>
      <text:p text:style-name="P2"><text:span text:style-name="Strong_20_Emphasis"><text:span text:style-name="T1">Pregunta 6:</text:span></text:span> ¿Cuál es la utilidad del comando "nslookup" en la resolución de problemas de red?</text:p>
      <text:p text:style-name="P2"><text:span text:style-name="Strong_20_Emphasis"><text:span text:style-name="T1">Respuesta 6:</text:span></text:span> El comando "nslookup" se utiliza para realizar consultas DNS y verificar la resolución de nombres de dominio en direcciones IP.</text:p>
      <text:p text:style-name="P2"><text:span text:style-name="Strong_20_Emphasis"><text:span text:style-name="T1">Pregunta 7:</text:span></text:span> ¿Cómo se puede verificar si un host remoto está ejecutando un servicio específico utilizando herramientas de red en Linux?</text:p>
      <text:p text:style-name="P2"><text:span text:style-name="Strong_20_Emphasis"><text:span text:style-name="T1">Respuesta 7:</text:span></text:span> Puedes verificar si un host remoto está ejecutando un servicio específico utilizando herramientas como "telnet" o "nc" para conectarte a puertos específicos en el host.</text:p>
      <text:p text:style-name="P2"><text:span text:style-name="Strong_20_Emphasis"><text:span text:style-name="T1">Pregunta 8:</text:span></text:span> ¿Qué significa el mensaje de error "Connection Refused" al intentar conectarse a un puerto remoto y qué indica sobre el problema?</text:p>
      <text:p text:style-name="P2"><text:span text:style-name="Strong_20_Emphasis"><text:span text:style-name="T1">Respuesta 8:</text:span></text:span> El mensaje "Connection Refused" indica que el puerto remoto no está aceptando conexiones. Puede deberse a que el servicio no está en ejecución o que el firewall bloquea el puerto.</text:p>
      <text:p text:style-name="P2"><text:soft-page-break/><text:span text:style-name="Strong_20_Emphasis"><text:span text:style-name="T1">Pregunta 9:</text:span></text:span> ¿Cuál es el propósito de la herramienta "netstat" en la resolución de problemas de red?</text:p>
      <text:p text:style-name="P2"><text:span text:style-name="Strong_20_Emphasis"><text:span text:style-name="T1">Respuesta 9:</text:span></text:span> "netstat" se utiliza para mostrar información sobre conexiones de red, rutas de enrutamiento y estadísticas de red. Es útil para diagnosticar problemas de conectividad.</text:p>
      <text:p text:style-name="P2"><text:span text:style-name="Strong_20_Emphasis"><text:span text:style-name="T1">Pregunta 10:</text:span></text:span> ¿Qué significa el mensaje de error "Network is unreachable" al ejecutar "ping" y qué indica sobre el problema de red?</text:p>
      <text:p text:style-name="P2"><text:span text:style-name="Strong_20_Emphasis"><text:span text:style-name="T1">Respuesta 10:</text:span></text:span> El mensaje "Network is unreachable" indica que la red o la ruta al host de destino no está disponible. Puede deberse a problemas de configuración de red o enrutamiento incorrecto.</text:p>
      <text:p text:style-name="P2"><text:span text:style-name="Strong_20_Emphasis"><text:span text:style-name="T1">Pregunta 11:</text:span></text:span> ¿Qué comandos se pueden utilizar para verificar la conectividad con un host y su puerto específico en Linux?</text:p>
      <text:p text:style-name="P2"><text:span text:style-name="Strong_20_Emphasis"><text:span text:style-name="T1">Respuesta 11:</text:span></text:span> Puedes utilizar los comandos "ping" para verificar la conectividad con el host y "telnet" o "nc" para verificar la disponibilidad de un puerto específico.</text:p>
      <text:p text:style-name="P2"><text:span text:style-name="Strong_20_Emphasis"><text:span text:style-name="T1">Pregunta 12:</text:span></text:span> ¿Cómo se puede verificar si un host remoto está respondiendo a solicitudes ICMP utilizando herramientas de red en Linux?</text:p>
      <text:p text:style-name="P2"><text:span text:style-name="Strong_20_Emphasis"><text:span text:style-name="T1">Respuesta 12:</text:span></text:span> Puedes verificar si un host remoto está respondiendo a solicitudes ICMP utilizando el comando "ping".</text:p>
      <text:p text:style-name="P2"><text:span text:style-name="Strong_20_Emphasis"><text:span text:style-name="T1">Pregunta 13:</text:span></text:span> ¿Qué es "traceroute" y cómo se utiliza en la resolución de problemas de red?</text:p>
      <text:p text:style-name="P2"><text:span text:style-name="Strong_20_Emphasis"><text:span text:style-name="T1">Respuesta 13:</text:span></text:span> "traceroute" se utiliza para rastrear la ruta que siguen los paquetes a través de la red hasta llegar a un destino. Es útil para identificar posibles puntos de fallo en la ruta.</text:p>
      <text:p text:style-name="P2"><text:span text:style-name="Strong_20_Emphasis"><text:span text:style-name="T1">Pregunta 14:</text:span></text:span> ¿Cómo se puede verificar si un servidor DNS está respondiendo correctamente a las consultas utilizando herramientas de red en Linux?</text:p>
      <text:p text:style-name="P2"><text:span text:style-name="Strong_20_Emphasis"><text:span text:style-name="T1">Respuesta 14:</text:span></text:span> Puedes verificar si un servidor DNS está respondiendo correctamente utilizando el comando "nslookup" o "dig" y realizando consultas DNS al servidor.</text:p>
      <text:p text:style-name="P2"><text:span text:style-name="Strong_20_Emphasis"><text:span text:style-name="T1">Pregunta 15:</text:span></text:span> ¿Qué comandos se pueden utilizar para verificar la conectividad con otros dispositivos en la misma red local?</text:p>
      <text:p text:style-name="P2"><text:span text:style-name="Strong_20_Emphasis"><text:span text:style-name="T1">Respuesta 15:</text:span></text:span> Puedes utilizar los comandos "ping" para verificar la conectividad con otros dispositivos en la misma red local.</text:p>
      <text:p text:style-name="P2"><text:span text:style-name="Strong_20_Emphasis"><text:span text:style-name="T1">Pregunta 16:</text:span></text:span> ¿Cuál es el propósito de "ifconfig" en la resolución de problemas de red?</text:p>
      <text:p text:style-name="P2"><text:span text:style-name="Strong_20_Emphasis"><text:span text:style-name="T1">Respuesta 16:</text:span></text:span> "ifconfig" se utiliza para mostrar información sobre interfaces de red, como direcciones IP y estado de la interfaz, lo que puede ser útil para diagnosticar problemas de conectividad.</text:p>
      <text:p text:style-name="P2"><text:soft-page-break/><text:span text:style-name="Strong_20_Emphasis"><text:span text:style-name="T1">Pregunta 17:</text:span></text:span> ¿Cómo se puede verificar si un host remoto está respondiendo a solicitudes HTTP utilizando herramientas de red en Linux?</text:p>
      <text:p text:style-name="P2"><text:span text:style-name="Strong_20_Emphasis"><text:span text:style-name="T1">Respuesta 17:</text:span></text:span> Puedes verificar si un host remoto está respondiendo a solicitudes HTTP utilizando el comando "curl" o "wget" para realizar solicitudes HTTP al host.</text:p>
      <text:p text:style-name="P2"><text:span text:style-name="Strong_20_Emphasis"><text:span text:style-name="T1">Pregunta 18:</text:span></text:span> ¿Qué comandos se pueden utilizar para verificar la conectividad con un host remoto utilizando SSH?</text:p>
      <text:p text:style-name="P2"><text:span text:style-name="Strong_20_Emphasis"><text:span text:style-name="T1">Respuesta 18:</text:span></text:span> Puedes utilizar el comando "ssh" para intentar conectarte a un host remoto a través de SSH y verificar si la conexión se establece correctamente.</text:p>
      <text:p text:style-name="P2"><text:span text:style-name="Strong_20_Emphasis"><text:span text:style-name="T1">Pregunta 19:</text:span></text:span> ¿Cómo se puede verificar si un host remoto está respondiendo a solicitudes de ping utilizando herramientas de red en Linux?</text:p>
      <text:p text:style-name="P2"><text:span text:style-name="Strong_20_Emphasis"><text:span text:style-name="T1">Respuesta 19:</text:span></text:span> Puedes verificar si un host remoto está respondiendo a solicitudes de ping utilizando el comando "ping" y observando las respuestas recibidas.</text:p>
      <text:p text:style-name="P2"><text:span text:style-name="Strong_20_Emphasis"><text:span text:style-name="T1">Pregunta 20:</text:span></text:span> ¿Qué es "Wireshark" y cómo se utiliza en la resolución de problemas de red en Linux?</text:p>
      <text:p text:style-name="P2"><text:span text:style-name="Strong_20_Emphasis"><text:span text:style-name="T1">Respuesta 20:</text:span></text:span> Wireshark es una herramienta de análisis de tráfico de red que se utiliza para capturar y analizar paquetes de red en tiempo real. Puede ayudar a identificar problemas de tráfico y conectividad en la red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char" svg:x="11.88cm" svg:y="-0.66cm" svg:width="5.054cm" svg:height="1.207cm" draw:z-index="2"><draw:image xlink:href="Pictures/10000001000001360000004A30263C5DB1AE7E44.png" xlink:type="simple" xlink:show="embed" xlink:actuate="onLoad" draw:mime-type="image/png"/></draw:frame>Configuración de red </text:p>
        <text:p text:style-name="MP2">Resolución de problemas de red <text:s text:c="3"/></text:p>
      </style:header>
      <style:footer>
        <text:p text:style-name="MP3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6T11:46:14.943866800</dc:date>
    <meta:editing-duration>PT4H38M47S</meta:editing-duration>
    <meta:editing-cycles>100</meta:editing-cycles>
    <meta:generator>LibreOffice/7.4.1.2$Linux_X86_64 LibreOffice_project/3c58a8f3a960df8bc8fd77b461821e42c061c5f0</meta:generator>
    <meta:document-statistic meta:table-count="0" meta:image-count="1" meta:object-count="0" meta:page-count="3" meta:paragraph-count="43" meta:word-count="924" meta:character-count="5681" meta:non-whitespace-character-count="4795"/>
  </office:meta>
</office:document-meta>
</file>